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5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c3acd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fo:color="#cc3300"/>
    </style:style>
    <style:style style:name="T9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placeholder text:placeholder-type="text">&lt;for each="o in objects"&gt;</text:placeholder></text:p>
      <text:p text:style-name="P48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4">TAGLIO</text:p>
          </table:table-cell>
          <table:table-cell table:style-name="Tabella3.B1" office:value-type="string">
            <text:p text:style-name="P16">Rif.: <text:placeholder text:placeholder-type="text">&lt;o.name&gt;</text:placeholder> <text:span text:style-name="T8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5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0"><text:span text:style-name="T6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7">Totale produzione: <text:placeholder text:placeholder-type="text">&lt;int(get_report_extra_data('total_qty'))&gt;</text:placeholder> <text:span text:style-name="T5">(fatti: </text:span><text:span text:style-name="T5"><text:placeholder text:placeholder-type="text">&lt;int(get_report_extra_data('done_qty'))&gt;</text:placeholder></text:span><text:span text:style-name="T5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5">N.</text:p>
            </table:table-cell>
            <table:table-cell table:style-name="Tabella5.A1" office:value-type="string">
              <text:p text:style-name="P20">Cliente</text:p>
            </table:table-cell>
            <table:table-cell table:style-name="Tabella5.A1" office:value-type="string">
              <text:p text:style-name="P20">Prodotto</text:p>
            </table:table-cell>
            <table:table-cell table:style-name="Tabella5.A1" office:value-type="string">
              <text:p text:style-name="P20">Note produzione</text:p>
            </table:table-cell>
            <table:table-cell table:style-name="Tabella5.A1" office:value-type="string">
              <text:p text:style-name="P21">Da fare</text:p>
            </table:table-cell>
            <table:table-cell table:style-name="Tabella5.F1" office:value-type="string">
              <text:p text:style-name="P21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8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9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0"><text:placeholder text:placeholder-type="text">&lt;line.mrp_sequence&gt;</text:placeholder></text:p>
          </table:table-cell>
          <table:table-cell table:style-name="Tabella5.A4" office:value-type="string">
            <text:p text:style-name="P29"><text:placeholder text:placeholder-type="text">&lt;line.order_id.partner_id.name&gt;</text:placeholder></text:p>
          </table:table-cell>
          <table:table-cell table:style-name="Tabella5.A4" office:value-type="string">
            <text:p text:style-name="P3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31"><text:span text:style-name="T9"><text:placeholder text:placeholder-type="text">&lt;'IGNIFUGO ' if 'I' in (line.default_code or '')[4:6].upper()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3"><text:placeholder text:placeholder-type="text">&lt;int(line.product_uom_qty)&gt;</text:placeholder></text:p>
          </table:table-cell>
          <table:table-cell table:style-name="Tabella5.F4" office:value-type="string">
            <text:p text:style-name="P24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3">Totale </text:p>
          </table:table-cell>
          <table:covered-table-cell/>
          <table:table-cell table:style-name="Tabella5.C7" office:value-type="string">
            <text:p text:style-name="P22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5">Articolo</text:p>
            </table:table-cell>
            <table:table-cell table:style-name="Tabella1.A1" office:value-type="string">
              <text:p text:style-name="P36">Attuale</text:p>
            </table:table-cell>
            <table:table-cell table:style-name="Tabella1.A1" office:value-type="string">
              <text:p text:style-name="P35">Magazzino</text:p>
            </table:table-cell>
            <table:table-cell table:style-name="Tabella1.A1" office:value-type="string">
              <text:p text:style-name="P36">Produz. totali</text:p>
            </table:table-cell>
            <table:table-cell table:style-name="Tabella1.E1" office:value-type="string">
              <text:p text:style-name="P35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1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1"><text:placeholder text:placeholder-type="text">&lt;component.default_code&gt;</text:placeholder></text:p>
          </table:table-cell>
          <table:table-cell table:style-name="Tabella1.B3" office:value-type="string">
            <text:p text:style-name="P43"><text:placeholder text:placeholder-type="text">&lt;current&gt;</text:placeholder></text:p>
          </table:table-cell>
          <table:table-cell table:style-name="Tabella1.C3" office:value-type="string">
            <text:p text:style-name="P44"><text:placeholder text:placeholder-type="text">&lt;stock&gt;</text:placeholder></text:p>
          </table:table-cell>
          <table:table-cell table:style-name="Tabella1.B3" office:value-type="string">
            <text:p text:style-name="P44"><text:placeholder text:placeholder-type="text">&lt;future&gt;</text:placeholder></text:p>
          </table:table-cell>
          <table:table-cell table:style-name="Tabella1.E3" office:value-type="string">
            <text:p text:style-name="P42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17"><text:placeholder text:placeholder-type="text">&lt;if test="data.get('wizard_show_note',True)"&gt;</text:placeholder></text:p>
      <text:p text:style-name="P18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28">Categoria</text:p>
            </table:table-cell>
            <table:table-cell table:style-name="Tabella7.A1" office:value-type="string">
              <text:p text:style-name="P27">Riferimento</text:p>
            </table:table-cell>
            <table:table-cell table:style-name="Tabella7.A1" office:value-type="string">
              <text:p text:style-name="P26">Nota</text:p>
            </table:table-cell>
            <table:table-cell table:style-name="Tabella7.D1" office:value-type="string">
              <text:p text:style-name="P26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5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7"/>
      <text:p text:style-name="P19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29T16:03:53.115867644</dc:date>
    <meta:editing-duration>P2DT6H11M25S</meta:editing-duration>
    <meta:editing-cycles>539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8" meta:word-count="163" meta:character-count="1664" meta:non-whitespace-character-count="1556"/>
    <meta:user-defined meta:name="Info 1"/>
    <meta:user-defined meta:name="Info 2"/>
    <meta:user-defined meta:name="Info 3"/>
    <meta:user-defined meta:name="Info 4"/>
  </office:meta>
</office:document-meta>
</file>